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28.06.2018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28.00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9,0 kBq activity, s/n 340.05.2017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1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0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2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9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2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1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8.003</text:p>
          </table:table-cell>
          <table:table-cell table:style-name="Таблица2.B2" office:value-type="float" office:value="959">
            <text:p text:style-name="P13">959</text:p>
          </table:table-cell>
          <table:table-cell table:style-name="Таблица2.C2" office:value-type="float" office:value="1.07">
            <text:p text:style-name="P23"><text:span text:style-name="T14">1,07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6-28T17:24:36.64</dc:date>
    <meta:print-date>2017-10-12T19:44:18.268000000</meta:print-date>
    <meta:editing-cycles>47</meta:editing-cycles>
    <meta:editing-duration>PT8H25M55S</meta:editing-duration>
    <meta:generator>OpenOffice/4.1.4$Win32 OpenOffice.org_project/414m5$Build-9788</meta:generator>
    <dc:creator>Vadim Serikov</dc:creator>
    <meta:document-statistic meta:table-count="2" meta:image-count="1" meta:object-count="2" meta:page-count="1" meta:paragraph-count="47" meta:word-count="174" meta:character-count="1193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